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8.89cm" fo:margin-left="2.498cm" fo:margin-right="5.613cm" table:align="margins"/>
    </style:style>
    <style:style style:name="表1.A" style:family="table-column">
      <style:table-column-properties style:column-width="3.704cm" style:rel-column-width="27306*"/>
    </style:style>
    <style:style style:name="表1.B" style:family="table-column">
      <style:table-column-properties style:column-width="5.186cm" style:rel-column-width="38229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style:rel-width="100%" table:align="left"/>
    </style:style>
    <style:style style:name="表4.A" style:family="table-column">
      <style:table-column-properties style:column-width="17cm" style:rel-column-width="65535*"/>
    </style:style>
    <style:style style:name="表4.1" style:family="table-row">
      <style:table-row-properties style:min-row-height="0.681cm"/>
    </style:style>
    <style:style style:name="表4.A1" style:family="table-cell">
      <style:table-cell-properties style:vertical-align="middle" fo:padding="0.049cm" fo:border="none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style:rel-width="100%" table:align="left"/>
    </style:style>
    <style:style style:name="表6.A" style:family="table-column">
      <style:table-column-properties style:column-width="17cm" style:rel-column-width="65535*"/>
    </style:style>
    <style:style style:name="表6.1" style:family="table-row">
      <style:table-row-properties style:min-row-height="0.681cm"/>
    </style:style>
    <style:style style:name="表6.A1" style:family="table-cell">
      <style:table-cell-properties style:vertical-align="middle" fo:padding="0.049cm" fo:border="none"/>
    </style:style>
    <style:style style:name="表7" style:family="table">
      <style:table-properties style:width="17cm" style:rel-width="100%" table:align="left"/>
    </style:style>
    <style:style style:name="表7.A" style:family="table-column">
      <style:table-column-properties style:column-width="17cm" style:rel-column-width="65535*"/>
    </style:style>
    <style:style style:name="表7.1" style:family="table-row">
      <style:table-row-properties style:min-row-height="0.681cm"/>
    </style:style>
    <style:style style:name="表7.A1" style:family="table-cell">
      <style:table-cell-properties style:vertical-align="middle" fo:padding="0.049cm" fo:border="none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line-height="150%" fo:text-align="start" style:justify-single-word="false" fo:padding="0.049cm" fo:border="0.002cm solid #000000"/>
      <style:text-properties style:font-name="Arial1" fo:font-size="12pt"/>
    </style:style>
    <style:style style:name="P2" style:family="paragraph" style:parent-style-name="Table_20_Contents">
      <style:text-properties fo:font-size="14pt" style:font-size-asian="14pt" style:font-size-complex="14pt"/>
    </style:style>
    <style:style style:name="P3" style:family="paragraph" style:parent-style-name="Table_20_Contents">
      <style:paragraph-properties fo:line-height="150%"/>
      <style:text-properties fo:font-size="14pt" style:font-size-asian="14pt" style:font-size-complex="14pt"/>
    </style:style>
    <style:style style:name="P4" style:family="paragraph" style:parent-style-name="Table_20_Contents">
      <style:paragraph-properties fo:line-height="150%" fo:text-align="start" style:justify-single-word="false"/>
      <style:text-properties style:font-name="Arial1" fo:font-size="12pt"/>
    </style:style>
    <style:style style:name="P5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6" style:family="paragraph" style:parent-style-name="Standard" style:list-style-name="L1">
      <style:paragraph-properties fo:line-height="150%"/>
      <style:text-properties fo:font-size="14pt" style:font-size-asian="14pt" style:font-size-complex="14pt"/>
    </style:style>
    <style:style style:name="P7" style:family="paragraph" style:parent-style-name="Standard" style:list-style-name="L2">
      <style:paragraph-properties fo:line-height="150%"/>
      <style:text-properties fo:font-size="14pt" style:font-size-asian="14pt" style:font-size-complex="14pt"/>
    </style:style>
    <style:style style:name="P8" style:family="paragraph" style:parent-style-name="Standard" style:list-style-name="L3">
      <style:paragraph-properties fo:line-height="150%"/>
      <style:text-properties fo:font-size="14pt" style:font-size-asian="14pt" style:font-size-complex="14pt"/>
    </style:style>
    <style:style style:name="P9" style:family="paragraph" style:parent-style-name="Standard" style:list-style-name="L4">
      <style:paragraph-properties fo:line-height="150%"/>
      <style:text-properties fo:font-size="14pt" style:font-size-asian="14pt" style:font-size-complex="14pt"/>
    </style:style>
    <style:style style:name="P10" style:family="paragraph" style:parent-style-name="Standard" style:list-style-name="L5">
      <style:paragraph-properties fo:line-height="150%"/>
      <style:text-properties fo:font-size="14pt" style:font-size-asian="14pt" style:font-size-complex="14pt"/>
    </style:style>
    <style:style style:name="P11" style:family="paragraph" style:parent-style-name="Standard" style:list-style-name="L3">
      <style:paragraph-properties fo:line-height="150%"/>
      <style:text-properties fo:font-size="14pt" style:font-size-asian="14pt" style:language-asian="ja" style:country-asian="JP" style:font-size-complex="14pt"/>
    </style:style>
    <style:style style:name="P12" style:family="paragraph" style:parent-style-name="Standard" style:list-style-name="L4">
      <style:paragraph-properties fo:line-height="150%"/>
      <style:text-properties fo:font-size="14pt" style:font-size-asian="14pt" style:language-asian="ja" style:country-asian="JP" style:font-size-complex="14pt"/>
    </style:style>
    <style:style style:name="P13" style:family="paragraph" style:parent-style-name="Standard" style:list-style-name="L3">
      <style:paragraph-properties fo:line-height="150%"/>
      <style:text-properties fo:font-size="14pt" fo:background-color="transparent" style:font-size-asian="14pt" style:font-size-complex="14pt"/>
    </style:style>
    <style:style style:name="P14" style:family="paragraph" style:parent-style-name="Standard" style:list-style-name="L3">
      <style:paragraph-properties fo:line-height="150%"/>
      <style:text-properties fo:font-size="14pt" fo:background-color="#996633" style:font-size-asian="14pt" style:font-size-complex="14pt"/>
    </style:style>
    <style:style style:name="P15" style:family="paragraph" style:parent-style-name="Table_20_Contents" style:list-style-name="L6">
      <style:paragraph-properties fo:line-height="150%" fo:text-align="start" style:justify-single-word="false" fo:padding="0.049cm" fo:border="0.002cm solid #000000"/>
      <style:text-properties style:font-name="Arial1" fo:font-size="12pt"/>
    </style:style>
    <style:style style:name="T1" style:family="text">
      <style:text-properties style:language-asian="ja" style:country-asian="JP"/>
    </style:style>
    <style:style style:name="T2" style:family="text">
      <style:text-properties fo:color="#0000ff" style:language-asian="ja" style:country-asian="JP"/>
    </style:style>
    <style:style style:name="T3" style:family="text">
      <style:text-properties fo:color="#ff420e"/>
    </style:style>
    <style:style style:name="T4" style:family="text">
      <style:text-properties fo:color="#ff420e" style:language-asian="ja" style:country-asian="JP"/>
    </style:style>
    <style:style style:name="T5" style:family="text">
      <style:text-properties fo:background-color="#99663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>----------------------------------------------- [STEPS : add memos] 20190903_100114<text:tab/><text:tab/><text:tab/></text:p>
      <table:table table:name="表2" table:style-name="表2">
        <table:table-column table:style-name="表2.A"/>
        <table:table-row>
          <table:table-cell table:style-name="表2.A1" office:value-type="string">
            <text:p text:style-name="P3">pushd C:\WORKS_2\WS\WS_Others.Art\JVEMV6\46_art\11_guitar</text:p>
          </table:table-cell>
        </table:table-row>
        <table:table-row>
          <table:table-cell table:style-name="表2.A2" office:value-type="string">
            <text:p text:style-name="P3">jvemv6_37_12_1_guitar-memo.bat</text:p>
          </table:table-cell>
        </table:table-row>
      </table:table>
      <text:list xml:id="list5928682204435575718" text:style-name="L1">
        <text:list-item>
          <text:p text:style-name="P6"/>
        </text:list-item>
        <text:list-item>
          <text:p text:style-name="P6">entries.ods</text:p>
          <text:list>
            <text:list-item>
              <text:p text:style-name="P6">C – c<text:tab/>copy<text:tab/><text:tab/><text:tab/></text:p>
            </text:list-item>
          </text:list>
        </text:list-item>
        <text:list-item>
          <text:p text:style-name="P6">sakura<text:tab/></text:p>
          <text:list>
            <text:list-item>
              <text:p text:style-name="P6">C – v</text:p>
            </text:list-item>
            <text:list-item>
              <text:p text:style-name="P6">replace</text:p>
            </text:list-item>
          </text:list>
        </text:list-item>
      </text:list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5">\|\|</text:p>
          </table:table-cell>
          <table:table-cell table:style-name="表1.B1" office:value-type="string">
            <text:p text:style-name="P5">\r\n</text:p>
          </table:table-cell>
        </table:table-row>
        <table:table-row>
          <table:table-cell table:style-name="表1.A2" office:value-type="string">
            <text:p text:style-name="P5">(s\.\d+):</text:p>
          </table:table-cell>
          <table:table-cell table:style-name="表1.B2" office:value-type="string">
            <text:p text:style-name="P5">$1\t</text:p>
          </table:table-cell>
        </table:table-row>
        <table:table-row>
          <table:table-cell table:style-name="表1.A2" office:value-type="string">
            <text:p text:style-name="P3">\.N,</text:p>
          </table:table-cell>
          <table:table-cell table:style-name="表1.B2" office:value-type="string">
            <text:p text:style-name="P3">\t</text:p>
          </table:table-cell>
        </table:table-row>
        <table:table-row>
          <table:table-cell table:style-name="表1.A2" office:value-type="string">
            <text:p text:style-name="P5">s\.(\d+?)</text:p>
          </table:table-cell>
          <table:table-cell table:style-name="表1.B2" office:value-type="string">
            <text:p text:style-name="P5">$1</text:p>
          </table:table-cell>
        </table:table-row>
        <table:table-row>
          <table:table-cell table:style-name="表1.A2" office:value-type="string">
            <text:p text:style-name="P5">^(\d+?\t.+-\d+),</text:p>
          </table:table-cell>
          <table:table-cell table:style-name="表1.B2" office:value-type="string">
            <text:p text:style-name="P5">$1\t</text:p>
          </table:table-cell>
        </table:table-row>
      </table:table>
      <text:list xml:id="list38638164" text:continue-numbering="true" text:style-name="L1">
        <text:list-item>
          <text:list>
            <text:list-item>
              <text:p text:style-name="P6">C – a &gt; C – c<text:tab/><text:tab/><text:tab/><text:tab/></text:p>
            </text:list-item>
          </text:list>
        </text:list-item>
        <text:list-item>
          <text:p text:style-name="P6">entries.ods</text:p>
          <text:list>
            <text:list-item>
              <text:p text:style-name="P6">C – v<text:tab/>(paste)</text:p>
            </text:list-item>
            <text:list-item>
              <text:p text:style-name="P6">C/P<text:tab/>(session num, code)</text:p>
            </text:list-item>
            <text:list-item>
              <text:p text:style-name="P6">C/P<text:tab/>(memos)</text:p>
            </text:list-item>
            <text:list-item>
              <text:p text:style-name="P6">C/P<text:tab/>(file name)</text:p>
            </text:list-item>
            <text:list-item>
              <text:p text:style-name="P6">edit</text:p>
              <text:list>
                <text:list-item>
                  <text:p text:style-name="P6">genre<text:tab/><text:tab/><text:tab/></text:p>
                </text:list-item>
                <text:list-item>
                  <text:p text:style-name="P6">time<text:tab/><text:tab/><text:tab/></text:p>
                </text:list-item>
                <text:list-item>
                  <text:p text:style-name="P6">s.n.<text:tab/><text:tab/><text:tab/></text:p>
                </text:list-item>
                <text:list-item>
                  <text:p text:style-name="P6">M – d &gt; a (range)</text:p>
                </text:list-item>
                <text:list-item>
                  <text:p text:style-name="P6">sort : col : C-D-A<text:tab/><text:tab/><text:tab/></text:p>
                </text:list-item>
              </text:list>
            </text:list-item>
          </text:list>
        </text:list-item>
      </text:list>
      <text:p text:style-name="P5"/>
      <text:p text:style-name="P5">/ ----------------------------------------------- [STEPS : add memos] 20190903_100114 /</text:p>
      <text:p text:style-name="P5"/>
      <text:p text:style-name="P5"><text:soft-page-break/>----------------------------------------------- [STEPS : mix recordings] 20190902_172555</text:p>
      <text:list xml:id="list4487202799308036446" text:style-name="L2">
        <text:list-item>
          <text:p text:style-name="P7">open apps</text:p>
          <text:list>
            <text:list-item>
              <text:p text:style-name="P7">audacity</text:p>
            </text:list-item>
            <text:list-item>
              <text:p text:style-name="P7">itunes</text:p>
            </text:list-item>
          </text:list>
        </text:list-item>
        <text:list-item>
          <text:p text:style-name="P7">itunes</text:p>
          <text:list>
            <text:list-item>
              <text:p text:style-name="P7">sync</text:p>
            </text:list-item>
          </text:list>
        </text:list-item>
      </text:list>
      <text:p text:style-name="P5"/>
      <text:p text:style-name="P5">/ ---------------------------------------- [STEPS : mix recordings] 20190902_172555 /</text:p>
      <text:p text:style-name="P5"/>
      <text:p text:style-name="P5">----------------------------------------------- [STEPS : start playing] 20190911_172549</text:p>
      <text:list xml:id="list7326414837303779986" text:style-name="L3">
        <text:list-item>
          <text:p text:style-name="P8">start</text:p>
          <text:list>
            <text:list-item>
              <text:p text:style-name="P8">web page</text:p>
              <text:list>
                <text:list-item>
                  <text:p text:style-name="P8"><text:a xlink:type="simple" xlink:href="http://benfranklin.chips.jp/cake_apps/Cake_IFM11/images/index_2?filter_memo=gt&amp;RBs_AND_OR_Memo=AND&amp;sort=file_name&amp;direction=desc" text:style-name="Internet_20_link" text:visited-style-name="Visited_20_Internet_20_Link">http://benfranklin.chips.jp/cake_apps/Cake_IFM11/images/index_2?filter_memo=gt&amp;RBs_AND_OR_Memo=AND&amp;sort=file_name&amp;direction=desc</text:a> ==&gt; “gt”</text:p>
                </text:list-item>
                <text:list-item>
                  <text:p text:style-name="P8"><text:a xlink:type="simple" xlink:href="http://benfranklin.chips.jp/cake_apps/Cake_IFM11/images/index_2?filter_memo=gt+video+g-1008&amp;sort=file_name&amp;direction=desc&amp;RBs_AND_OR_Memo=AND" text:style-name="Internet_20_link" text:visited-style-name="Visited_20_Internet_20_Link">http://benfranklin.chips.jp/cake_apps/Cake_IFM11/images/index_2?filter_memo=gt+video+g-1008&amp;sort=file_name&amp;direction=desc&amp;RBs_AND_OR_Memo=AND</text:a> ==&gt; video files in the prev session</text:p>
                </text:list-item>
              </text:list>
            </text:list-item>
            <text:list-item>
              <text:p text:style-name="P8">folder : C:\WORKS_2\WS\WS_Others.Art\JVEMV6\46_art\11_guitar</text:p>
            </text:list-item>
            <text:list-item>
              <text:p text:style-name="P8">mobile apps</text:p>
              <text:list>
                <text:list-item>
                  <text:p text:style-name="P8">garageband</text:p>
                </text:list-item>
                <text:list-item>
                  <text:p text:style-name="P8">metronome (default = 80 ?)</text:p>
                </text:list-item>
              </text:list>
            </text:list-item>
            <text:list-item>
              <text:p text:style-name="P8">stationaries</text:p>
              <text:list>
                <text:list-item>
                  <text:p text:style-name="P8">memo paper</text:p>
                  <text:list>
                    <text:list-item>
                      <text:p text:style-name="P8">memo</text:p>
                    </text:list-item>
                    <text:list-item>
                      <text:p text:style-name="P8">clear book</text:p>
                    </text:list-item>
                  </text:list>
                </text:list-item>
                <text:list-item>
                  <text:p text:style-name="P8">guitar</text:p>
                </text:list-item>
                <text:list-item>
                  <text:p text:style-name="P8">pens (<text:span text:style-name="T1">消しゴムも、消しテープも) 定規</text:span></text:p>
                  <text:list>
                    <text:list-item>
                      <text:p text:style-name="P11">日付スタンプ、インクパッド</text:p>
                    </text:list-item>
                  </text:list>
                </text:list-item>
                <text:list-item>
                  <text:p text:style-name="P8"><text:soft-page-break/>mobile holder</text:p>
                  <text:list>
                    <text:list-item>
                      <text:p text:style-name="P11">自分から見て、三脚が作る三角形は、手前に、頂点が１つ。これを起点に、左右対称。</text:p>
                    </text:list-item>
                  </text:list>
                </text:list-item>
                <text:list-item>
                  <text:p text:style-name="P8">new email file</text:p>
                </text:list-item>
                <text:list-item>
                  <text:p text:style-name="P8">prev memo, image file</text:p>
                </text:list-item>
              </text:list>
            </text:list-item>
            <text:list-item>
              <text:p text:style-name="P8">vlc → set prev videos : </text:p>
            </text:list-item>
            <text:list-item>
              <text:p text:style-name="P8">stopwatch → start</text:p>
            </text:list-item>
            <text:list-item>
              <text:p text:style-name="P8"/>
            </text:list-item>
          </text:list>
        </text:list-item>
        <text:list-item>
          <text:p text:style-name="P8">actions</text:p>
          <text:list>
            <text:list-item>
              <text:p text:style-name="P13">menu (2019/10/18 16:17:15)</text:p>
              <text:list>
                <text:list-item>
                  <text:p text:style-name="P13">tuning : <text:a xlink:type="simple" xlink:href="https://pianoplays.com/" text:style-name="Internet_20_link" text:visited-style-name="Visited_20_Internet_20_Link">https://pianoplays.com</text:a></text:p>
                </text:list-item>
                <text:list-item>
                  <text:p text:style-name="P13">warm-up : <text:a xlink:type="simple" xlink:href="https://psychicscience.org/random" text:style-name="Internet_20_link" text:visited-style-name="Visited_20_Internet_20_Link">https://psychicscience.org/random</text:a></text:p>
                  <text:list>
                    <text:list-item>
                      <text:p text:style-name="P13">harmonics</text:p>
                    </text:list-item>
                    <text:list-item>
                      <text:p text:style-name="P13">flamenco : et-6</text:p>
                    </text:list-item>
                    <text:list-item>
                      <text:p text:style-name="P13">arpeggio</text:p>
                    </text:list-item>
                    <text:list-item>
                      <text:p text:style-name="P13">hammering &amp; pulling</text:p>
                    </text:list-item>
                    <text:list-item>
                      <text:p text:style-name="P13">tapping : L,R</text:p>
                    </text:list-item>
                    <text:list-item>
                      <text:p text:style-name="P13">scale : </text:p>
                    </text:list-item>
                    <text:list-item>
                      <text:p text:style-name="P13">stomp</text:p>
                    </text:list-item>
                  </text:list>
                </text:list-item>
                <text:list-item>
                  <text:p text:style-name="P13">prev sections</text:p>
                </text:list-item>
                <text:list-item>
                  <text:p text:style-name="P14">scale</text:p>
                </text:list-item>
                <text:list-item>
                  <text:p text:style-name="P14">arpeggio</text:p>
                </text:list-item>
                <text:list-item>
                  <text:p text:style-name="P14">stomp</text:p>
                </text:list-item>
                <text:list-item>
                  <text:p text:style-name="P14">tapping</text:p>
                </text:list-item>
                <text:list-item>
                  <text:p text:style-name="P14">harmonics</text:p>
                </text:list-item>
                <text:list-item>
                  <text:p text:style-name="P14">scale</text:p>
                </text:list-item>
                <text:list-item>
                  <text:p text:style-name="P14">flamenco</text:p>
                </text:list-item>
                <text:list-item>
                  <text:p text:style-name="P13">compositions</text:p>
                </text:list-item>
              </text:list>
            </text:list-item>
            <text:list-item>
              <text:p text:style-name="P14">prev sections ---&gt; review</text:p>
            </text:list-item>
            <text:list-item>
              <text:p text:style-name="P14">choose target piece → e.g. “te-9”</text:p>
            </text:list-item>
            <text:list-item>
              <text:p text:style-name="P14"><text:soft-page-break/>open resources</text:p>
              <text:list>
                <text:list-item>
                  <text:p text:style-name="P14">voice memo</text:p>
                </text:list-item>
                <text:list-item>
                  <text:p text:style-name="P8"><text:span text:style-name="T5">web page : </text:span><text:a xlink:type="simple" xlink:href="http://benfranklin.chips.jp/cake_apps/Cake_IFM11/images/index_2?filter_file_name=2019-09-03_18-30-52_000.jpg&amp;sort=file_name&amp;direction=desc&amp;filter_memo=gt&amp;RBs_AND_OR_Memo=AND&amp;RBs_AND_OR_File_Name=AND" text:style-name="Internet_20_link" text:visited-style-name="Visited_20_Internet_20_Link"><text:span text:style-name="T5">http://benfranklin.chips.jp/cake_apps/Cake_IFM11/images/index_2?filter_file_name=2019-09-03_18-30-52_000.jpg&amp;sort=file_name&amp;direction=desc&amp;filter_memo=gt&amp;RBs_AND_OR_Memo=AND&amp;RBs_AND_OR_File_Name=AND</text:span></text:a></text:p>
                </text:list-item>
              </text:list>
            </text:list-item>
          </text:list>
        </text:list-item>
        <text:list-item>
          <text:p text:style-name="P8">routine ops</text:p>
          <text:list>
            <text:list-item>
              <text:p text:style-name="P8">technique pieces</text:p>
            </text:list-item>
            <text:list-item>
              <text:p text:style-name="P8">code progression patterns</text:p>
            </text:list-item>
            <text:list-item>
              <text:p text:style-name="P8">email items</text:p>
            </text:list-item>
            <text:list-item>
              <text:p text:style-name="P8"/>
            </text:list-item>
          </text:list>
        </text:list-item>
      </text:list>
      <text:p text:style-name="P5"/>
      <text:p text:style-name="P5">/ ----------------------------------------------- [STEPS : start playing] 20190911_172549 /</text:p>
      <text:p text:style-name="P5"/>
      <text:p text:style-name="P5">----------------------------------------------- [STEPS : closing] 20190924_163331</text:p>
      <text:list xml:id="list3791177825348257131" text:style-name="L4">
        <text:list-item>
          <text:p text:style-name="P9">mobile pod → put away</text:p>
        </text:list-item>
        <text:list-item>
          <text:p text:style-name="P9">mobile</text:p>
          <text:list>
            <text:list-item>
              <text:p text:style-name="P9">==&gt; to battery</text:p>
            </text:list-item>
          </text:list>
        </text:list-item>
        <text:list-item>
          <text:p text:style-name="P9">memos</text:p>
          <text:list>
            <text:list-item>
              <text:p text:style-name="P9">log memo</text:p>
              <text:list>
                <text:list-item>
                  <text:p text:style-name="P9">add lines (sep<text:span text:style-name="T1">arator) between sections </text:span><text:span text:style-name="T2">(blue color)</text:span></text:p>
                </text:list-item>
                <text:list-item>
                  <text:p text:style-name="P9">add “//” mar<text:span text:style-name="T1">k </text:span><text:span text:style-name="T4">(orange color)</text:span></text:p>
                </text:list-item>
              </text:list>
            </text:list-item>
            <text:list-item>
              <text:p text:style-name="P12">put away except ==&gt; orange+</text:p>
            </text:list-item>
            <text:list-item>
              <text:p text:style-name="P12">photo</text:p>
              <text:list>
                <text:list-item>
                  <text:p text:style-name="P12">pick up memo leaves → ones with today's memos</text:p>
                </text:list-item>
                <text:list-item>
                  <text:p text:style-name="P12">photo</text:p>
                </text:list-item>
                <text:list-item>
                  <text:p text:style-name="P12">add “//” mark <text:span text:style-name="T3">(orange color)</text:span></text:p>
                </text:list-item>
                <text:list-item>
                  <text:p text:style-name="P12">on “〇” symbol, add a slash <text:span text:style-name="T3">(orange color)</text:span></text:p>
                </text:list-item>
              </text:list>
            </text:list-item>
            <text:list-item>
              <text:p text:style-name="P12">each leaf → to each clear leaf in the clear folder</text:p>
              <text:list>
                <text:list-item>
                  <text:p text:style-name="P12"><text:soft-page-break/>refrerring → list_of_memos.ods ( tab “notes_gt”)</text:p>
                </text:list-item>
              </text:list>
            </text:list-item>
          </text:list>
        </text:list-item>
        <text:list-item>
          <text:p text:style-name="P12">guitar</text:p>
          <text:list>
            <text:list-item>
              <text:p text:style-name="P12">polish</text:p>
              <text:list>
                <text:list-item>
                  <text:p text:style-name="P12">body</text:p>
                  <text:list>
                    <text:list-item>
                      <text:p text:style-name="P12">back</text:p>
                    </text:list-item>
                    <text:list-item>
                      <text:p text:style-name="P12">front</text:p>
                    </text:list-item>
                    <text:list-item>
                      <text:p text:style-name="P12">side</text:p>
                    </text:list-item>
                    <text:list-item>
                      <text:p text:style-name="P12">bottom</text:p>
                    </text:list-item>
                    <text:list-item>
                      <text:p text:style-name="P12">showlder</text:p>
                    </text:list-item>
                  </text:list>
                </text:list-item>
                <text:list-item>
                  <text:p text:style-name="P12">neck</text:p>
                </text:list-item>
                <text:list-item>
                  <text:p text:style-name="P12">strings</text:p>
                </text:list-item>
              </text:list>
            </text:list-item>
            <text:list-item>
              <text:p text:style-name="P12">put away</text:p>
            </text:list-item>
          </text:list>
        </text:list-item>
        <text:list-item>
          <text:p text:style-name="P9">video files (new ones)</text:p>
          <text:list>
            <text:list-item>
              <text:p text:style-name="P9">==&gt; to desktop : C:\WORKS_2\WS\WS_Cake_IFM11\tmp</text:p>
            </text:list-item>
          </text:list>
        </text:list-item>
        <text:list-item>
          <text:p text:style-name="P9">git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">C:\WORKS_2\a &amp;&amp; cd C:\WORKS_2\WS\WS_Others.Art &amp;&amp; git add -A &amp;&amp; git commit -m "(guitar play) periodical updates" &amp;&amp; e &amp;&amp; git push origin master</text:p>
          </table:table-cell>
        </table:table-row>
        <table:table-row>
          <table:table-cell table:style-name="表3.A2" office:value-type="string">
            <text:p text:style-name="P2"/>
          </table:table-cell>
        </table:table-row>
      </table:table>
      <text:list xml:id="list38621797" text:continue-numbering="true" text:style-name="L4">
        <text:list-header>
          <text:p text:style-name="P9"/>
        </text:list-header>
        <text:list-item>
          <text:p text:style-name="P9">close</text:p>
          <text:list>
            <text:list-item>
              <text:p text:style-name="P9">image files</text:p>
            </text:list-item>
            <text:list-item>
              <text:p text:style-name="P9">folders</text:p>
            </text:list-item>
            <text:list-item>
              <text:p text:style-name="P9">web pages</text:p>
            </text:list-item>
            <text:list-item>
              <text:p text:style-name="P9">sheets</text:p>
            </text:list-item>
            <text:list-item>
              <text:p text:style-name="P9">vlc</text:p>
            </text:list-item>
            <text:list-item>
              <text:p text:style-name="P9">this</text:p>
            </text:list-item>
          </text:list>
        </text:list-item>
      </text:list>
      <table:table table:name="表8" table:style-name="表8">
        <table:table-column table:style-name="表8.A"/>
        <table:table-row>
          <table:table-cell table:style-name="表8.A1" office:value-type="string">
            <text:p text:style-name="P2">C:\Users\iwabuchiken\Desktop\end_gt.bat.lnk</text:p>
          </table:table-cell>
        </table:table-row>
        <table:table-row>
          <table:table-cell table:style-name="表8.A2" office:value-type="string">
            <text:p text:style-name="P2"/>
          </table:table-cell>
        </table:table-row>
        <table:table-row>
          <table:table-cell table:style-name="表8.A2" office:value-type="string">
            <text:p text:style-name="P2">C:\WORKS_2\WS\WS_Others.Art\JVEMV6\46_art\11_guitar\end_gt.bat</text:p>
          </table:table-cell>
        </table:table-row>
        <table:table-row>
          <table:table-cell table:style-name="表8.A2" office:value-type="string">
            <text:p text:style-name="P2"/>
          </table:table-cell>
        </table:table-row>
      </table:table>
      <text:list xml:id="list38618488" text:continue-numbering="true" text:style-name="L4">
        <text:list-item>
          <text:list>
            <text:list-item>
              <text:p text:style-name="P9"/>
            </text:list-item>
          </text:list>
        </text:list-item>
      </text:list>
      <text:p text:style-name="P5"><text:soft-page-break/>/ ----------------------------------------------- [STEPS : closing] 20190924_163331 /</text:p>
      <text:p text:style-name="P5"/>
      <text:p text:style-name="P5">-------------------------------------------- [STEPS : register memos] 20191008_095857</text:p>
      <text:list xml:id="list3391627027145525894" text:style-name="L5">
        <text:list-item>
          <text:p text:style-name="P10">memo → copy</text:p>
          <text:list>
            <text:list-item>
              <text:p text:style-name="P10">from : <text:a xlink:type="simple" xlink:href="http://localhost/Eclipse_Luna/Cake_IFM11/images/image_manager" text:style-name="Internet_20_link" text:visited-style-name="Visited_20_Internet_20_Link">http://localhost/Eclipse_Luna/Cake_IFM11/images/image_manager</text:a></text:p>
            </text:list-item>
            <text:list-item>
              <text:p text:style-name="P10">to : </text:p>
            </text:list-item>
          </text:list>
        </text:list-item>
      </text:list>
      <table:table table:name="表4" table:style-name="表4">
        <table:table-column table:style-name="表4.A"/>
        <table:table-row table:style-name="表4.1">
          <table:table-cell table:style-name="表4.A1" office:value-type="string">
            <text:p text:style-name="P4">pushd C:\WORKS_2\WS\WS_Others.Art\JVEMV6\46_art\11_guitar</text:p>
          </table:table-cell>
        </table:table-row>
        <table:table-row table:style-name="表4.1">
          <table:table-cell table:style-name="表4.A1" office:value-type="string">
            <text:p text:style-name="P4">sakura memo_guitar.txt</text:p>
          </table:table-cell>
        </table:table-row>
      </table:table>
      <text:list xml:id="list38623102" text:continue-numbering="true" text:style-name="L5">
        <text:list-item>
          <text:list>
            <text:list-item>
              <text:p text:style-name="P10">save → text file</text:p>
            </text:list-item>
          </text:list>
        </text:list-item>
        <text:list-item>
          <text:p text:style-name="P10">gen file</text:p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3">pushd C:\WORKS_2\WS\WS_Others.Art\JVEMV6\46_art\11_guitar</text:p>
          </table:table-cell>
        </table:table-row>
        <table:table-row>
          <table:table-cell table:style-name="表5.A2" office:value-type="string">
            <text:p text:style-name="P3">f</text:p>
          </table:table-cell>
        </table:table-row>
        <table:table-row>
          <table:table-cell table:style-name="表5.A2" office:value-type="string">
            <text:p text:style-name="P3">jvemv6_37_12_1_guitar-memo.bat</text:p>
          </table:table-cell>
        </table:table-row>
      </table:table>
      <text:list xml:id="list38637805" text:continue-numbering="true" text:style-name="L5">
        <text:list-item>
          <text:p text:style-name="P10">gen-ed text → C/P</text:p>
          <text:list>
            <text:list-item>
              <text:p text:style-name="P10">to : list_of_memos.ods (C:\WORKS_2\WS\WS_Others.Art\JVEMV6\46_art\11_guitar)</text:p>
            </text:list-item>
          </text:list>
        </text:list-item>
        <text:list-item>
          <text:p text:style-name="P10">modify texts</text:p>
          <text:list>
            <text:list-item>
              <text:p text:style-name="P10"/>
            </text:list-item>
          </text:list>
        </text:list-item>
      </text:list>
      <table:table table:name="表6" table:style-name="表6">
        <table:table-column table:style-name="表6.A"/>
        <table:table-row table:style-name="表6.1">
          <table:table-cell table:style-name="表6.A1" office:value-type="string">
            <text:p text:style-name="P1">C/P : session num, code</text:p>
          </table:table-cell>
        </table:table-row>
        <table:table-row table:style-name="表6.1">
          <table:table-cell table:style-name="表6.A1" office:value-type="string">
            <text:p text:style-name="P1">C/P : memos</text:p>
          </table:table-cell>
        </table:table-row>
        <table:table-row table:style-name="表6.1">
          <table:table-cell table:style-name="表6.A1" office:value-type="string">
            <text:p text:style-name="P1">C/P : file name</text:p>
          </table:table-cell>
        </table:table-row>
        <table:table-row table:style-name="表6.1">
          <table:table-cell table:style-name="表6.A1" office:value-type="string">
            <text:p text:style-name="P1">genre</text:p>
          </table:table-cell>
        </table:table-row>
        <table:table-row table:style-name="表6.1">
          <table:table-cell table:style-name="表6.A1" office:value-type="string">
            <text:p text:style-name="P1">time</text:p>
          </table:table-cell>
        </table:table-row>
        <table:table-row table:style-name="表6.1">
          <table:table-cell table:style-name="表6.A1" office:value-type="string">
            <text:p text:style-name="P1">s.n.</text:p>
          </table:table-cell>
        </table:table-row>
        <table:table-row table:style-name="表6.1">
          <table:table-cell table:style-name="表6.A1" office:value-type="string">
            <text:p text:style-name="P1">type</text:p>
          </table:table-cell>
        </table:table-row>
        <table:table-row table:style-name="表6.1">
          <table:table-cell table:style-name="表6.A1" office:value-type="string">
            <text:p text:style-name="P1">edit range</text:p>
          </table:table-cell>
        </table:table-row>
        <table:table-row table:style-name="表6.1">
          <table:table-cell table:style-name="表6.A1" office:value-type="string">
            <text:p text:style-name="P1">M – t &gt; m &gt; c &gt; a &gt; M - I &gt; “sort_all_data” &gt; M – u (sort : col : C-D-A)</text:p>
          </table:table-cell>
        </table:table-row>
        <table:table-row table:style-name="表6.1">
          <table:table-cell table:style-name="表6.A1" office:value-type="string">
            <text:p text:style-name="P1">save doc</text:p>
          </table:table-cell>
        </table:table-row>
        <table:table-row table:style-name="表6.1">
          <table:table-cell table:style-name="表6.A1" office:value-type="string">
            <text:p text:style-name="P1">close → text files</text:p>
            <text:list xml:id="list1243222951843538029" text:style-name="L6">
              <text:list-item>
                <text:p text:style-name="P15">memo_guitar.txt</text:p>
              </text:list-item>
              <text:list-item>
                <text:p text:style-name="P15">memo_guitar.(replaced).(XXX).txt</text:p>
              </text:list-item>
            </text:list>
          </table:table-cell>
        </table:table-row>
      </table:table>
      <text:list xml:id="list38617744" text:continue-list="list38637805" text:style-name="L5">
        <text:list-item>
          <text:p text:style-name="P10">closing</text:p>
          <text:list>
            <text:list-item>
              <text:p text:style-name="P10">end_gt.bat (デスクトップ)</text:p>
            </text:list-item>
          </text:list>
        </text:list-item>
      </text:list>
      <table:table table:name="表7" table:style-name="表7">
        <table:table-column table:style-name="表7.A"/>
        <text:soft-page-break/>
        <table:table-row table:style-name="表7.1">
          <table:table-cell table:style-name="表7.A1" office:value-type="string">
            <text:p text:style-name="P1">pushd C:\Users\iwabuchiken\Desktop</text:p>
          </table:table-cell>
        </table:table-row>
        <table:table-row table:style-name="表7.1">
          <table:table-cell table:style-name="表7.A1" office:value-type="string">
            <text:p text:style-name="P1">end_gt.bat.lnk</text:p>
          </table:table-cell>
        </table:table-row>
        <table:table-row table:style-name="表7.1">
          <table:table-cell table:style-name="表7.A1" office:value-type="string">
            <text:p text:style-name="P1"/>
          </table:table-cell>
        </table:table-row>
        <table:table-row table:style-name="表7.1">
          <table:table-cell table:style-name="表7.A1" office:value-type="string">
            <text:p text:style-name="P1">C:\WORKS_2\WS\WS_Others.Art\JVEMV6\46_art\11_guitar\end_gt.bat</text:p>
          </table:table-cell>
        </table:table-row>
        <table:table-row table:style-name="表7.1">
          <table:table-cell table:style-name="表7.A1" office:value-type="string">
            <text:p text:style-name="P1"/>
          </table:table-cell>
        </table:table-row>
      </table:table>
      <text:list xml:id="list38620813" text:continue-numbering="true" text:style-name="L5">
        <text:list-item>
          <text:list>
            <text:list-item>
              <text:list>
                <text:list-item>
                  <text:p text:style-name="P10">sheet</text:p>
                </text:list-item>
                <text:list-item>
                  <text:p text:style-name="P10">folder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/>
        <table:table-row>
          <table:table-cell table:style-name="表9.A1" office:value-type="string">
            <text:p text:style-name="P2">C:\WORKS_2\a &amp;&amp; cd C:\WORKS_2\WS\WS_Others.Art &amp;&amp; git add -A &amp;&amp; git commit -m "(register guitar files) periodical updates" &amp;&amp; e &amp;&amp; git push origin master</text:p>
          </table:table-cell>
        </table:table-row>
        <table:table-row>
          <table:table-cell table:style-name="表9.A2" office:value-type="string">
            <text:p text:style-name="P2"/>
          </table:table-cell>
        </table:table-row>
      </table:table>
      <text:list xml:id="list38623196" text:continue-numbering="true" text:style-name="L5">
        <text:list-item>
          <text:list>
            <text:list-item>
              <text:p text:style-name="P10">this</text:p>
            </text:list-item>
          </text:list>
        </text:list-item>
      </text:list>
      <text:p text:style-name="P5">/ -------------------------------------------- [STEPS : register memos] 20191008_095857 /</text:p>
      <text:p text:style-name="P5"/>
      <text:p text:style-name="P5">====================== EOF 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9-02T17:23:48.54</meta:creation-date>
    <dc:date>2019-11-28T18:41:54.66</dc:date>
    <dc:creator>iwabuchi ken</dc:creator>
    <meta:editing-duration>P2DT4H55M5S</meta:editing-duration>
    <meta:editing-cycles>58</meta:editing-cycles>
    <meta:generator>OpenOffice/4.1.3$Win32 OpenOffice.org_project/413m1$Build-9783</meta:generator>
    <meta:document-statistic meta:table-count="9" meta:image-count="0" meta:object-count="0" meta:page-count="7" meta:paragraph-count="169" meta:word-count="691" meta:character-count="4500"/>
  </office:meta>
</office:document-meta>
</file>